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66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99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33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00ff33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00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00ff66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00ff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00ff99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00ff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99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0cc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0066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00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0033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33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99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66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cc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00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ccff00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99ff00"/>
      <style:paragraph-properties fo:text-align="center"/>
    </style:style>
    <style:style style:name="P10" style:family="paragraph">
      <loext:graphic-properties draw:fill-color="#33ff00"/>
      <style:paragraph-properties fo:text-align="center"/>
    </style:style>
    <style:style style:name="P11" style:family="paragraph">
      <loext:graphic-properties draw:fill-color="#00ff33"/>
      <style:paragraph-properties fo:text-align="center"/>
    </style:style>
    <style:style style:name="P12" style:family="paragraph">
      <loext:graphic-properties draw:fill-color="#00ff00"/>
      <style:paragraph-properties fo:text-align="center"/>
    </style:style>
    <style:style style:name="P13" style:family="paragraph">
      <loext:graphic-properties draw:fill-color="#00ff66"/>
      <style:paragraph-properties fo:text-align="center"/>
    </style:style>
    <style:style style:name="P14" style:family="paragraph">
      <loext:graphic-properties draw:fill-color="#00ffcc"/>
      <style:paragraph-properties fo:text-align="center"/>
    </style:style>
    <style:style style:name="P15" style:family="paragraph">
      <loext:graphic-properties draw:fill-color="#00ff99"/>
      <style:paragraph-properties fo:text-align="center"/>
    </style:style>
    <style:style style:name="P16" style:family="paragraph">
      <loext:graphic-properties draw:fill-color="#00ffff"/>
      <style:paragraph-properties fo:text-align="center"/>
    </style:style>
    <style:style style:name="P17" style:family="paragraph">
      <loext:graphic-properties draw:fill-color="#0099ff"/>
      <style:paragraph-properties fo:text-align="center"/>
    </style:style>
    <style:style style:name="P18" style:family="paragraph">
      <loext:graphic-properties draw:fill-color="#00ccff"/>
      <style:paragraph-properties fo:text-align="center"/>
    </style:style>
    <style:style style:name="P19" style:family="paragraph">
      <loext:graphic-properties draw:fill-color="#0066ff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0033ff"/>
      <style:paragraph-properties fo:text-align="center"/>
    </style:style>
    <style:style style:name="P22" style:family="paragraph">
      <loext:graphic-properties draw:fill-color="#3300ff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-color="#6600ff"/>
      <style:paragraph-properties fo:text-align="center"/>
    </style:style>
    <style:style style:name="P25" style:family="paragraph">
      <loext:graphic-properties draw:fill-color="#cc00ff"/>
      <style:paragraph-properties fo:text-align="center"/>
    </style:style>
    <style:style style:name="P26" style:family="paragraph">
      <loext:graphic-properties draw:fill-color="#ff00cc"/>
      <style:paragraph-properties fo:text-align="center"/>
    </style:style>
    <style:style style:name="P27" style:family="paragraph">
      <loext:graphic-properties draw:fill-color="#ff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52cm" svg:x="5.76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52cm" svg:height="0.952cm" svg:x="17.192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22.908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2cm" svg:height="0.952cm" svg:x="2.90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952cm" svg:height="0.952cm" svg:x="18.14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52cm" svg:height="0.952cm" svg:x="11.477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952cm" svg:height="0.952cm" svg:x="3.85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952cm" svg:height="0.952cm" svg:x="15.288cm" svg:y="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9" draw:layer="layout" svg:width="0.952cm" svg:height="0.952cm" svg:x="24.813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952cm" svg:height="0.952cm" svg:x="12.4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52cm" svg:height="0.952cm" svg:x="21.955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952cm" svg:height="0.952cm" svg:x="19.097cm" svg:y="0.9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952cm" svg:height="0.952cm" svg:x="7.66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952cm" svg:height="0.952cm" svg:x="21.003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952cm" svg:height="0.952cm" svg:x="10.525cm" svg:y="0.9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952cm" svg:height="0.952cm" svg:x="1.953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0.952cm" svg:height="0.952cm" svg:x="6.715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952cm" svg:height="0.952cm" svg:x="25.765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0.952cm" svg:height="0.952cm" svg:x="8.6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0.952cm" svg:height="0.952cm" svg:x="23.86cm" svg:y="0.9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952cm" svg:height="0.952cm" svg:x="16.24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952cm" svg:height="0.952cm" svg:x="14.33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952cm" svg:height="0.952cm" svg:x="1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0.952cm" svg:height="0.952cm" svg:x="4.81cm" svg:y="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0.952cm" svg:height="0.952cm" svg:x="13.382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952cm" svg:height="0.952cm" svg:x="20.05cm" svg:y="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952cm" svg:height="0.952cm" svg:x="9.573cm" svg:y="0.9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2:48:34.941077341</meta:creation-date>
    <dc:date>2025-03-18T13:21:32.877818559</dc:date>
    <meta:editing-duration>PT22M9S</meta:editing-duration>
    <meta:editing-cycles>3</meta:editing-cycles>
    <meta:generator>LibreOffice/24.2.7.2$Linux_X86_64 LibreOffice_project/420$Build-2</meta:generator>
    <meta:document-statistic meta:object-count="27"/>
  </office:meta>
</office:document-meta>
</file>